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3c73" officeooo:paragraph-rsid="00073c7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3c73" officeooo:paragraph-rsid="00073c7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d11f" officeooo:paragraph-rsid="0008d11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073c73" officeooo:paragraph-rsid="00073c73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0aa889" officeooo:paragraph-rsid="000aa889"/>
    </style:style>
    <style:style style:name="P6" style:family="paragraph" style:parent-style-name="Standard">
      <style:text-properties officeooo:rsid="000ca0ae" officeooo:paragraph-rsid="000ca0ae"/>
    </style:style>
    <style:style style:name="P7" style:family="paragraph" style:parent-style-name="Standard">
      <style:paragraph-properties fo:break-before="page"/>
      <style:text-properties officeooo:rsid="00073c73" officeooo:paragraph-rsid="00073c73"/>
    </style:style>
    <style:style style:name="P8" style:family="paragraph" style:parent-style-name="Standard">
      <style:text-properties officeooo:rsid="00073c73" officeooo:paragraph-rsid="00073c73"/>
    </style:style>
    <style:style style:name="P9" style:family="paragraph" style:parent-style-name="Standard">
      <style:paragraph-properties fo:text-align="justify" style:justify-single-word="false"/>
      <style:text-properties officeooo:rsid="00073c73" officeooo:paragraph-rsid="00073c73"/>
    </style:style>
    <style:style style:name="P10" style:family="paragraph" style:parent-style-name="Standard">
      <style:paragraph-properties fo:text-align="justify" style:justify-single-word="false"/>
      <style:text-properties officeooo:rsid="000e8651" officeooo:paragraph-rsid="000e8651"/>
    </style:style>
    <style:style style:name="P11" style:family="paragraph" style:parent-style-name="Standard">
      <style:paragraph-properties fo:text-align="justify" style:justify-single-word="false"/>
      <style:text-properties officeooo:rsid="000ec613" officeooo:paragraph-rsid="000ec613"/>
    </style:style>
    <style:style style:name="P12" style:family="paragraph" style:parent-style-name="Standard">
      <style:paragraph-properties fo:text-align="justify" style:justify-single-word="false"/>
      <style:text-properties officeooo:rsid="000f1d8b" officeooo:paragraph-rsid="000f1d8b"/>
    </style:style>
    <style:style style:name="P13" style:family="paragraph" style:parent-style-name="Standard">
      <style:paragraph-properties fo:text-align="justify" style:justify-single-word="false"/>
      <style:text-properties officeooo:rsid="001233ae" officeooo:paragraph-rsid="001233ae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2pt" officeooo:rsid="0015bc9a" officeooo:paragraph-rsid="0015bc9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2pt" officeooo:rsid="0016e69a" officeooo:paragraph-rsid="0016e69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2pt" officeooo:rsid="0018e2c1" officeooo:paragraph-rsid="0018e2c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211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Calibri" fo:font-size="12pt" officeooo:rsid="00192118" officeooo:paragraph-rsid="001945f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2pt" officeooo:rsid="001945f4" officeooo:paragraph-rsid="001945f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2pt" officeooo:rsid="001a98c3" officeooo:paragraph-rsid="001a98c3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12pt" officeooo:rsid="001c65e3" officeooo:paragraph-rsid="001c65e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233ae" fo:background-color="transparent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Calibri" fo:font-size="12pt" officeooo:rsid="001233ae" officeooo:paragraph-rsid="0015b2f6" fo:background-color="transparent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12pt" officeooo:rsid="0014513d" officeooo:paragraph-rsid="0014513d" fo:background-color="transparen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alibri" fo:font-size="12pt" officeooo:rsid="0015b2f6" officeooo:paragraph-rsid="0015b2f6" fo:background-color="transparent" style:font-size-asian="12pt" style:font-size-complex="12pt"/>
    </style:style>
    <style:style style:name="P27" style:family="paragraph" style:parent-style-name="Standard">
      <style:text-properties officeooo:rsid="0017f68c" officeooo:paragraph-rsid="0017f68c"/>
    </style:style>
    <style:style style:name="T1" style:family="text">
      <style:text-properties officeooo:rsid="0008d11f"/>
    </style:style>
    <style:style style:name="T2" style:family="text">
      <style:text-properties officeooo:rsid="000aa889"/>
    </style:style>
    <style:style style:name="T3" style:family="text">
      <style:text-properties officeooo:rsid="000cc929"/>
    </style:style>
    <style:style style:name="T4" style:family="text">
      <style:text-properties officeooo:rsid="000f1d8b"/>
    </style:style>
    <style:style style:name="T5" style:family="text">
      <style:text-properties officeooo:rsid="0010cbb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233ae"/>
    </style:style>
    <style:style style:name="T8" style:family="text">
      <style:text-properties fo:font-variant="normal" fo:text-transform="none" fo:letter-spacing="normal" fo:font-style="normal" fo:font-weight="normal" officeooo:rsid="0016e69a"/>
    </style:style>
    <style:style style:name="T9" style:family="text">
      <style:text-properties fo:font-variant="normal" fo:text-transform="none" fo:letter-spacing="normal" fo:font-style="normal" fo:font-weight="normal" officeooo:rsid="00192118"/>
    </style:style>
    <style:style style:name="T10" style:family="text">
      <style:text-properties fo:font-variant="normal" fo:text-transform="none" fo:letter-spacing="normal" fo:font-style="normal" fo:font-weight="normal" officeooo:rsid="0018e2c1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officeooo:rsid="001291f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text:line-break/>Technologie symulacji komputerowych</text:p>
      <text:p text:style-name="P4"/>
      <text:p text:style-name="P2">zad 1</text:p>
      <text:p text:style-name="P3">opis projektu - wstępny</text:p>
      <text:p text:style-name="P2"/>
      <text:p text:style-name="P1"/>
      <text:p text:style-name="P1">zajęcia wt: 10:30-12:00<text:line-break/>dr. Inż. Jan Rogowski</text:p>
      <text:p text:style-name="P1"/>
      <text:p text:style-name="P1"/>
      <text:p text:style-name="P1"/>
      <text:p text:style-name="P1">Aleksandra Lemiesz, 200267</text:p>
      <text:p text:style-name="P1">Krzysztof Dziembowski, <text:span text:style-name="T1">195578</text:span></text:p>
      <text:p text:style-name="P7"/>
      <text:p text:style-name="P1">Temat projektu: symulacja rakiety</text:p>
      <text:p text:style-name="P1"/>
      <text:p text:style-name="P1">Opis projektu: Symulacja lotu rakiety od momentu startu z powierzchni planety do momentu wlotu rakiety na orbitę. U<text:span text:style-name="T1">względniamy masę rakiety, ilość modułów z paliwem, masę poszczególnych modułów, masę planety, prędkość wylotu paliwa. Symulacja zostanie wykonana w silniku Unity. </text:span></text:p>
      <text:p text:style-name="P1"/>
      <text:p text:style-name="P1">Parametry zmienne w czasie: masa <text:span text:style-name="T2">rakiety i przyspieszenie grawitacyjne.</text:span></text:p>
      <text:p text:style-name="P1"/>
      <text:p text:style-name="P5">Typ silnika ciekły i stały. Rodzaj paliwa.</text:p>
      <text:p text:style-name="P5"/>
      <text:p text:style-name="P6">Czy wyleci czy nie?</text:p>
      <text:p text:style-name="P6">Czy rozpędzi się rakieta z gęste<text:span text:style-name="T3">j</text:span> planety?</text:p>
      <text:p text:style-name="P1"/>
      <text:p text:style-name="P1">Środowisko pracy: Unity i <text:span text:style-name="T1">C</text:span>#</text:p>
      <text:p text:style-name="P1"/>
      <text:p text:style-name="P1"/>
      <text:p text:style-name="P27">Paramatry:</text:p>
      <text:p text:style-name="P27">- masa rakiety</text:p>
      <text:p text:style-name="P27">- ile modułów i jakiej wagi</text:p>
      <text:p text:style-name="P27">- masa początkowa paliwa</text:p>
      <text:p text:style-name="P27">- rodzaj paliwa i jakość, prędkość wylotu paliwa</text:p>
      <text:p text:style-name="P27">- masa planety</text:p>
      <text:p text:style-name="P27"/>
      <text:p text:style-name="P1"/>
      <text:p text:style-name="P1"/>
      <text:p text:style-name="P10">Model matematyczny</text:p>
      <text:p text:style-name="P10"/>
      <text:p text:style-name="P11">Dla uproszczenie zakładamy, że rakieta startuje pionowo. Przyjmujemy, że rakieta startuje w chwili <draw:frame draw:style-name="fr1" draw:name="Obiekt1" text:anchor-type="as-char" svg:y="-0.377cm" svg:width="1.025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jej prędkość wynosi zera, a masa początkowa jest równa </text:span><draw:frame draw:style-name="fr1" draw:name="Obiekt2" text:anchor-type="as-char" svg:y="-0.377cm" svg:width="0.797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Masa rakiety po czasie </text:span><text:span text:style-name="T4"><draw:frame draw:style-name="fr1" draw:name="Obiekt3" text:anchor-type="as-char" svg:y="-0.377cm" svg:width="0.3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od chwili startu oznaczamy przez </text:span><text:span text:style-name="T4"><draw:frame draw:style-name="fr1" draw:name="Obiekt4" text:anchor-type="as-char" svg:y="-0.377cm" svg:width="0.63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a prędkość w nieruchomym układzie odniesienia przez </text:span><draw:frame draw:style-name="fr1" draw:name="Obiekt5" text:anchor-type="as-char" svg:y="-0.377cm" svg:width="0.69cm" svg:height="0.531cm" draw:z-index="4"><draw:object xlink:href="./Object 5" xlink:type="simple" xlink:show="embed" xlink:actuate="onLoad"/><draw:image xlink:href="./ObjectReplacements/Object 5" xlink:type="simple" xlink:show="embed" xlink:actuate="onLoad"/></draw:frame><text:s/><text:span text:style-name="T4">Masę gazów odrzuconych w czasie </text:span><text:span text:style-name="T4"><draw:frame draw:style-name="fr1" draw:name="Obiekt6" text:anchor-type="as-char" svg:y="-0.377cm" svg:width="0.56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oznaczamy przez </text:span><text:span text:style-name="T4"><draw:frame draw:style-name="fr1" draw:name="Obiekt7" text:anchor-type="as-char" svg:y="-0.377cm" svg:width="1.0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<text:s/>Prędkość wystrzeliwanych gazów względem rakiety oznaczamy </text:span><text:span text:style-name="T4"><draw:frame draw:style-name="fr1" draw:name="Obiekt8" text:anchor-type="as-char" svg:y="-0.377cm" svg:width="0.824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/>
      <text:p text:style-name="P12">W następnym kroku <text:span text:style-name="T5">rozważmy pęd całego układu w danej chwili czasu:</text:span></text:p>
      <text:p text:style-name="P12"><draw:frame draw:style-name="fr1" draw:name="Obiekt9" text:anchor-type="as-char" svg:y="-0.386cm" svg:width="2.205cm" svg:height="0.5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3">Poniżej jest wzór, który opisuje pęd układu po pewnym przyroście czasu:</text:p>
      <text:p text:style-name="P13"><draw:frame draw:style-name="fr1" draw:name="Obiekt10" text:anchor-type="as-char" svg:y="-0.386cm" svg:width="8.717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>gdzie <draw:frame draw:style-name="fr1" draw:name="Obiekt11" text:anchor-type="as-char" svg:y="-0.377cm" svg:width="0.538cm" svg:height="0.531cm" draw:z-index="10"><draw:object xlink:href="./Object 11" xlink:type="simple" xlink:show="embed" xlink:actuate="onLoad"/><draw:image xlink:href="./ObjectReplacements/Object 11" xlink:type="simple" xlink:show="embed" xlink:actuate="onLoad"/></draw:frame>jest przyrostem prędkości rakiety. Zmiana pędu rakiety w odcinku czasu <draw:frame draw:style-name="fr1" draw:name="Obiekt12" text:anchor-type="as-char" svg:y="-0.377cm" svg:width="0.566cm" svg:height="0.467cm" draw:z-index="11"><draw:object xlink:href="./Object 12" xlink:type="simple" xlink:show="embed" xlink:actuate="onLoad"/><draw:image xlink:href="./ObjectReplacements/Object 12" xlink:type="simple" xlink:show="embed" xlink:actuate="onLoad"/></draw:frame><text:s/>będzie wyrażana następującym wzorem</text:p>
      <text:p text:style-name="P13"><draw:frame draw:style-name="fr1" draw:name="Obiekt13" text:anchor-type="as-char" svg:y="-0.386cm" svg:width="8.354cm" svg:height="0.54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/>
      <text:p text:style-name="P23"><text:span text:style-name="T6">Zwróćmy tu uwagę, że przyrost pędu będzie równy zeru jeśli w naszym układzie nie występują siły zewnętrzne, co jest prostą konsekwencją zasad dynamiki.</text:span> <text:span text:style-name="T12">W naszych obliczeniach możemy pominąć </text:span><text:span text:style-name="T12"><draw:frame draw:style-name="fr1" draw:name="Obiekt16" text:anchor-type="as-char" svg:y="-0.386cm" svg:width="1.974cm" svg:height="0.5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<text:s/>ponieważ masa gazów wyrzucana w czasie </text:span><text:span text:style-name="T12"><draw:frame draw:style-name="fr1" draw:name="Obiekt17" text:anchor-type="as-char" svg:y="-0.377cm" svg:width="0.566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<text:s/>przez rakietę jest znacznie mniejsza od masy całej rakiety.</text:span></text:p>
      <text:p text:style-name="P23"><draw:frame draw:style-name="fr1" draw:name="Obiekt18" text:anchor-type="as-char" svg:y="-0.377cm" svg:width="3.886cm" svg:height="0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3"/>
      <text:p text:style-name="P25">Podzielmy obie strony równania przez infinitezymalny przyrost czasu.</text:p>
      <text:p text:style-name="P25"><text:soft-page-break/><draw:frame draw:style-name="fr1" draw:name="Obiekt19" text:anchor-type="as-char" svg:y="-0.683cm" svg:width="4.8cm" svg:height="1.06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5">gdzie</text:p>
      <text:p text:style-name="P23"><draw:frame draw:style-name="fr1" draw:name="Obiekt20" text:anchor-type="as-char" svg:y="-0.743cm" svg:width="3.263cm" svg:height="1.18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6">otrzymujemy </text:p>
      <text:p text:style-name="P26"><draw:frame draw:style-name="fr1" draw:name="Obiekt21" text:anchor-type="as-char" svg:y="-0.743cm" svg:width="4.032cm" svg:height="1.1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4"/>
      <text:p text:style-name="P14"><text:span text:style-name="T6">W ten sposób sformułowaliśmy równanie ruchu dla ogólnego przypadku, kiedy masa ciała w czasie ruchu ulega zmianie, ubywająca masa odrzucana jest z prędkością </text:span><text:span text:style-name="T6"><draw:frame draw:style-name="fr1" draw:name="Obiekt14" text:anchor-type="as-char" svg:y="-0.377cm" svg:width="0.676cm" svg:height="0.53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6">, a na ciało działa zewnętrzna siła </text:span><text:span text:style-name="T6"><draw:frame draw:style-name="fr1" draw:name="Obiekt15" text:anchor-type="as-char" svg:y="-0.377cm" svg:width="0.656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4"><text:span text:style-name="T6"/></text:p>
      <text:p text:style-name="P14"><text:span text:style-name="T6">Zauważmy, że ilość wyrzucanych gazów </text:span><text:span text:style-name="T6"><draw:frame draw:style-name="fr1" draw:name="Obiekt22" text:anchor-type="as-char" svg:y="-0.377cm" svg:width="1.575cm" svg:height="0.531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6">pomnożona przez ich prędkość względem rakiety stanowi dodatkową siłę w naszym równaniu ruchu. To właśnie ta siła sprawia, że rakieta zwiększa swą prędkość, dlatego często nazywa się ja </text:span><text:span text:style-name="T11">siła ciągu. </text:span><text:span text:style-name="T6">Siła </text:span><text:span text:style-name="T6"><draw:frame draw:style-name="fr1" draw:name="Obiekt23" text:anchor-type="as-char" svg:y="-0.377cm" svg:width="0.506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6"><text:s/>reprezentuje siły zewnętrzne działające na ciało. W naszym przypadku są to siły grawitacji i oporów ruchu działające w kierunku przeciwnym niż siła ciągu. </text:span></text:p>
      <text:p text:style-name="P14"><text:span text:style-name="T6"/></text:p>
      <text:p text:style-name="P15"><text:span text:style-name="T6">Zwróćmy także uwagę, że wyrażenie</text:span><text:span text:style-name="T7"> </text:span><text:span text:style-name="T7"><draw:frame draw:style-name="fr1" draw:name="Obiekt24" text:anchor-type="as-char" svg:y="-0.377cm" svg:width="1.422cm" svg:height="0.531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6"><text:s/>to po prostu masa gazów wyrzucanych w jednostce czasu, którą możemy wyrazić na przykład w kg/s. Przyjmijmy, że przez cały czas lotu rakieta spala stałą ilość paliwa w jednostce czasu. Niech będzie to </text:span><text:span text:style-name="T6"><draw:frame draw:style-name="fr1" draw:name="Obiek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6"><text:s/>kilogramów na sekundę. Masa rakiety w funkcji czasu </text:span><text:span text:style-name="T6"><draw:frame draw:style-name="fr1" draw:name="Obiekt26" text:anchor-type="as-char" svg:y="-0.377cm" svg:width="0.349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wyniesie wtedy:</text:span></text:p>
      <text:p text:style-name="P15"><text:span text:style-name="T6"/></text:p>
      <text:p text:style-name="P15"><text:span text:style-name="T6"><draw:frame draw:style-name="fr1" draw:name="Obiekt27" text:anchor-type="as-char" svg:y="-0.386cm" svg:width="2.916cm" svg:height="0.5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6"><text:s/></text:span><text:span text:style-name="T8">lub </text:span><text:span text:style-name="T8"><draw:frame draw:style-name="fr1" draw:name="Obiekt28" text:anchor-type="as-char" svg:y="-0.386cm" svg:width="3.993cm" svg:height="0.54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<text:span text:style-name="T6">gdzie została wydzielona z masy początkowej rakiety masa korpusu (lub innych modułów) </text:span><text:span text:style-name="T6"><draw:frame draw:style-name="fr1" draw:name="Obiekt29" text:anchor-type="as-char" svg:y="-0.377cm" svg:width="0.64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i masa początkowa paliwa </text:span><text:span text:style-name="T6"><draw:frame draw:style-name="fr1" draw:name="Obiekt30" text:anchor-type="as-char" svg:y="-0.377cm" svg:width="0.982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text:span text:style-name="T6">Należy zauważyć, że kiedy masa całej rakiety zmniejsza się w czasie to jej ubytek </text:span><text:span text:style-name="T6"><draw:frame draw:style-name="fr1" draw:name="Obiekt31" text:anchor-type="as-char" svg:y="-0.377cm" svg:width="0.841cm" svg:height="0.531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jest równy masie wyrzucanych gazów z tym, że z przeciwnym znakiem</text:span></text:p>
      <text:p text:style-name="P16"><text:span text:style-name="T6"><draw:frame draw:style-name="fr1" draw:name="Obiekt32" text:anchor-type="as-char" svg:y="-0.377cm" svg:width="2.185cm" svg:height="0.531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text:span text:style-name="T6"/></text:p>
      <text:p text:style-name="P17"><text:span text:style-name="T6">W przybliżeniu możemy przyjąć, że siła ciągu jest o wiele większa od sił oporów ruchu ciała i sił grawitacji. Zatem w naszym równaniu ruchu możemy pominąć, siłę </text:span><text:span text:style-name="T6"><draw:frame draw:style-name="fr1" draw:name="Obiekt33" text:anchor-type="as-char" svg:y="-0.377cm" svg:width="0.506cm" svg:height="0.467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6">i otrzymujemy prostsze równanie</text:span></text:p>
      <text:p text:style-name="P17"><text:span text:style-name="T6"><draw:frame draw:style-name="fr1" draw:name="Obiekt34" text:anchor-type="as-char" svg:y="-0.683cm" svg:width="3.463cm" svg:height="1.062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s/>lub </text:span><text:span text:style-name="T6"><draw:frame draw:style-name="fr1" draw:name="Obiekt35" text:anchor-type="as-char" svg:y="-0.683cm" svg:width="2.902cm" svg:height="1.062cm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7"><text:span text:style-name="T6">Jak można zauważyć, otrzymaliśmy równanie różniczkowe o rozdzielonych zmiennych. Dzięki temu możemy <text:s/>niezależnie scałkować lewą i prawą stronę powyższej zależności w graniach odpowiadających temu samemu przedziałowi czasu:</text:span></text:p>
      <text:p text:style-name="P17"><text:span text:style-name="T6"><draw:frame draw:style-name="fr1" draw:name="Obiekt36" text:anchor-type="as-char" svg:y="-0.78cm" svg:width="3.431cm" svg:height="1.272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text:span text:style-name="T6">W rezultacie otrzymujemy:</text:span></text:p>
      <text:p text:style-name="P18"><text:span text:style-name="T6"><draw:frame draw:style-name="fr1" draw:name="Obiekt38" text:anchor-type="as-char" svg:y="-0.683cm" svg:width="5.175cm" svg:height="1.124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7"><text:span text:style-name="T6">W ten sposób </text:span><text:span text:style-name="T9">otrzymaliśmy</text:span><text:span text:style-name="T6"> wzór <text:s/>na prędkość </text:span><text:span text:style-name="T9">rakiety</text:span><text:span text:style-name="T6"> po czasie </text:span><text:span text:style-name="T6"><draw:frame draw:style-name="fr1" draw:name="Obiekt37" text:anchor-type="as-char" svg:y="-0.377cm" svg:width="0.51cm" svg:height="0.467cm" draw:z-index="36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7"><text:span text:style-name="T6"><draw:frame draw:style-name="fr1" draw:name="Obiekt39" text:anchor-type="as-char" svg:y="-0.683cm" svg:width="3.537cm" svg:height="1.124cm" draw:z-index="3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18"><text:soft-page-break/><text:span text:style-name="T6">Powyższy jest to zwór Ciołkowskiego.</text:span></text:p>
      <text:p text:style-name="P18"><text:span text:style-name="T6"/></text:p>
      <text:p text:style-name="P18"><text:span text:style-name="T6">Pamiętamy, że przyspieszenie jest drugą pochodną prędkości względem czasu otrzymujemy wyrażenie na przyspieszenie rakiety w funkcji czasu:</text:span></text:p>
      <text:p text:style-name="P18"><text:span text:style-name="T6"><draw:frame draw:style-name="fr1" draw:name="Obiekt40" text:anchor-type="as-char" svg:y="-0.683cm" svg:width="3.186cm" svg:height="1.124cm" draw:z-index="39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><text:span text:style-name="T6"/></text:p>
      <text:p text:style-name="P18"><text:span text:style-name="T6"/></text:p>
      <text:p text:style-name="P19"><text:span text:style-name="T6"/></text:p>
      <text:p text:style-name="P18"><text:span text:style-name="T6"/></text:p>
      <text:p text:style-name="P20"><text:span text:style-name="T6">bibliografia:</text:span></text:p>
      <text:p text:style-name="P20"><text:span text:style-name="T6">model matamtyczny:</text:span></text:p>
      <text:p text:style-name="P20"><text:span text:style-name="T6">notaki ze studiów</text:span></text:p>
      <text:p text:style-name="P20"><text:a xlink:type="simple" xlink:href="http://www.if.pw.edu.pl/~pluta/pl/dyd/plg/w-fiz/w3/segment3/main.htm" text:style-name="Internet_20_link" text:visited-style-name="Visited_20_Internet_20_Link"><text:span text:style-name="T6">http://www.if.pw.edu.pl/~pluta/pl/dyd/plg/w-fiz/w3/segment3/main.htm</text:span></text:a></text:p>
      <text:p text:style-name="P20"><text:a xlink:type="simple" xlink:href="http://www.foton.if.uj.edu.pl/documents/12579485/72686d73-d3c7-48ba-92f3-4ddb9173cd05" text:style-name="Internet_20_link" text:visited-style-name="Visited_20_Internet_20_Link"><text:span text:style-name="T6">http://www.foton.if.uj.edu.pl/documents/12579485/72686d73-d3c7-48ba-92f3-4ddb9173cd05</text:span></text:a></text:p>
      <text:p text:style-name="P20"><text:a xlink:type="simple" xlink:href="https://ocw.mit.edu/courses/aeronautics-and-astronautics/16-07-dynamics-fall-2009/lecture-notes/MIT16_07F09_Lec14.pdf" text:style-name="Internet_20_link" text:visited-style-name="Visited_20_Internet_20_Link"><text:span text:style-name="T6">https://ocw.mit.edu/courses/aeronautics-and-astronautics/16-07-dynamics-fall-2009/lecture-notes/MIT16_07F09_Lec14.pdf</text:span></text:a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1"><text:span text:style-name="T6">Przyjmijmy, że na ciało działa siła grawitacji. Zatem w naszym układzie mamy siłę zewnętrzną </text:span><text:span text:style-name="T6"><draw:frame draw:style-name="fr1" draw:name="Obiekt44" text:anchor-type="as-char" svg:y="-0.377cm" svg:width="1.984cm" svg:height="0.531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6">.</text:span></text:p>
      <text:p text:style-name="P21"><text:span text:style-name="T6">Czyli należy uwględnić siłę w następującym wzorze: </text:span></text:p>
      <text:p text:style-name="P21"><draw:frame draw:style-name="fr1" draw:name="Obiekt45" text:anchor-type="as-char" svg:y="-0.683cm" svg:width="3.858cm" svg:height="1.062cm" draw:z-index="44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<text:p text:style-name="P21">dostaniemy:</text:p>
      <text:p text:style-name="P21"><draw:frame draw:style-name="fr1" draw:name="Obiekt46" text:anchor-type="as-char" svg:y="-0.683cm" svg:width="4.678cm" svg:height="1.062cm" draw:z-index="45"><draw:object xlink:href="./Object 46" xlink:type="simple" xlink:show="embed" xlink:actuate="onLoad"/><draw:image xlink:href="./ObjectReplacements/Object 46" xlink:type="simple" xlink:show="embed" xlink:actuate="onLoad"/><svg:desc>formuła</svg:desc></draw:frame>lub <text:s/><draw:frame draw:style-name="fr1" draw:name="Obiekt47" text:anchor-type="as-char" svg:y="-0.683cm" svg:width="3.999cm" svg:height="1.124cm" draw:z-index="46"><draw:object xlink:href="./Object 47" xlink:type="simple" xlink:show="embed" xlink:actuate="onLoad"/><draw:image xlink:href="./ObjectReplacements/Object 47" xlink:type="simple" xlink:show="embed" xlink:actuate="onLoad"/><svg:desc>formuła</svg:desc></draw:frame>(gdzie <draw:frame draw:style-name="fr1" draw:name="Obiekt48" text:anchor-type="as-char" svg:y="-0.377cm" svg:width="2.185cm" svg:height="0.531cm" draw:z-index="47"><draw:object xlink:href="./Object 48" xlink:type="simple" xlink:show="embed" xlink:actuate="onLoad"/><draw:image xlink:href="./ObjectReplacements/Object 48" xlink:type="simple" xlink:show="embed" xlink:actuate="onLoad"/></draw:frame>)</text:p>
      <text:p text:style-name="P22">Jak widać znowu dostaliśmy równanie różniczkowe o zmiennych niezależnych. Czyli każdą stronę można scałkować nie zależnie <text:span text:style-name="T10">w graniach odpowiadających temu samemu przedziałowi czasu:</text:span></text:p>
      <text:p text:style-name="P22"><text:span text:style-name="T10"><draw:frame draw:style-name="fr1" draw:name="Obiekt49" text:anchor-type="as-char" svg:y="-0.683cm" svg:width="4.556cm" svg:height="1.124cm" draw:z-index="4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21"/>
      <text:p text:style-name="P21"/>
      <text:p text:style-name="P21"><text:span text:style-name="T6"/></text:p>
      <text:p text:style-name="P20"><text:span text:style-name="T6"/></text:p>
      <text:p text:style-name="P20"><text:span text:style-name="T6"/></text:p>
      <text:p text:style-name="P20"><text:span text:style-name="T6">Przyjmijmy, że jednak siła przyciągania przez Ziemię, jest ważna. Zatem należy ją uwzględnić w wzorze. Należy sobie przypomnieć, że wartość siły grawitacyjnego przyciągania zależy od masy dwóch ciał </text:span><text:span text:style-name="T6"><draw:frame draw:style-name="fr1" draw:name="Obiekt42" text:anchor-type="as-char" svg:y="-0.377cm" svg:width="1.282cm" svg:height="0.531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6">oraz odległości pomiędzy nimi </text:span><text:span text:style-name="T6"><draw:frame draw:style-name="fr1" draw:name="Obiekt43" text:anchor-type="as-char" svg:y="-0.377cm" svg:width="0.392cm" svg:height="0.467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:</text:span></text:p>
      <text:p text:style-name="P20"><text:span text:style-name="T6"><draw:frame draw:style-name="fr1" draw:name="Obiekt41" text:anchor-type="as-char" svg:y="-0.683cm" svg:width="2.792cm" svg:height="1.122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0"><text:span text:style-name="T6">gdzie G to stała grawitacyjn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imes New Roman" svg:font-family="'Times New Roman'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16:41.168000000</meta:creation-date>
    <dc:date>2017-10-15T20:49:25.141000000</dc:date>
    <meta:editing-duration>PT1H11M38S</meta:editing-duration>
    <meta:editing-cycles>17</meta:editing-cycles>
    <meta:generator>LibreOffice/5.4.1.2$Windows_x86 LibreOffice_project/ea7cb86e6eeb2bf3a5af73a8f7777ac570321527</meta:generator>
    <meta:document-statistic meta:table-count="0" meta:image-count="0" meta:object-count="49" meta:page-count="4" meta:paragraph-count="69" meta:word-count="635" meta:character-count="4606" meta:non-whitespace-character-count="3999"/>
  </office:meta>
</office:document-meta>
</file>

<file path=Object 1/content.xml><?xml version="1.0" encoding="utf-8"?>
<math xmlns="http://www.w3.org/1998/Math/MathML" display="block">
  <semantics>
    <mrow>
      <mi>t</mi>
      <mo stretchy="false">=</mo>
      <mn>0,</mn>
    </mrow>
    <annotation encoding="StarMath 5.0">t = 0,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v</mi>
                    <mi>r</mi>
                  </msub>
                  <mo stretchy="false">+</mo>
                  <msub>
                    <mi mathvariant="italic">dv</mi>
                    <mi>r</mi>
                  </msub>
                </mrow>
              </mrow>
              <mo fence="true" stretchy="false">)</mo>
            </mrow>
          </mrow>
          <mo stretchy="false">+</mo>
          <msub>
            <mi mathvariant="italic">dm</mi>
            <mi>g</mi>
          </msub>
        </mrow>
      </mrow>
      <mi mathvariant="italic">ctod</mi>
      <mrow>
        <mo fence="true" stretchy="false">(</mo>
        <mrow>
          <mrow>
            <msub>
              <mi>v</mi>
              <mi>r</mi>
            </msub>
            <mo stretchy="false">−</mo>
            <msub>
              <mi>v</mi>
              <mi mathvariant="italic">gr</mi>
            </msub>
          </mrow>
        </mrow>
        <mo fence="true" stretchy="false">)</mo>
      </mrow>
      <mi>,</mi>
    </mrow>
    <annotation encoding="StarMath 5.0">p( t+ dt ) = ( m_r-dm_g ) cdot ( v_r+dv_r )+dm_g ctod( v_r-v_gr ),</annotation>
  </semantics>
</math>
</file>

<file path=Object 11/content.xml><?xml version="1.0" encoding="utf-8"?>
<math xmlns="http://www.w3.org/1998/Math/MathML" display="block">
  <semantics>
    <msub>
      <mi>v</mi>
      <mi>r</mi>
    </msub>
    <annotation encoding="StarMath 5.0">v_r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row>
        <mi mathvariant="italic">dp</mi>
        <mo stretchy="false">=</mo>
        <mi>p</mi>
      </mrow>
      <mrow>
        <mrow>
          <mo fence="true" stretchy="false">(</mo>
          <mrow>
            <mrow>
              <mi>t</mi>
              <mo stretchy="false">+</mo>
              <mi mathvariant="italic">dt</mi>
            </mrow>
          </mrow>
          <mo fence="true" stretchy="false">)</mo>
        </mrow>
        <mo stretchy="false">−</mo>
        <mi>p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row>
              <mo fence="true" stretchy="false">(</mo>
              <mrow>
                <msub>
                  <mi mathvariant="italic">dv</mi>
                  <mi>r</mi>
                </msub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m</mi>
                    <mi>r</mi>
                  </msub>
                  <mo stretchy="false">−</mo>
                  <msub>
                    <mi mathvariant="italic">dm</mi>
                    <mi>g</mi>
                  </msub>
                </mrow>
              </mrow>
              <mo fence="true" stretchy="false">)</mo>
            </mrow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= p(t +dt ) - p( t ) =(dv_r ) cdot (m_r - dm_g)-dm_g cdot v_gr .</annotation>
  </semantics>
</math>
</file>

<file path=Object 14/content.xml><?xml version="1.0" encoding="utf-8"?>
<math xmlns="http://www.w3.org/1998/Math/MathML" display="block">
  <semantics>
    <msub>
      <mi>v</mi>
      <mi mathvariant="italic">gr</mi>
    </msub>
    <annotation encoding="StarMath 5.0">v_gr</annotation>
  </semantics>
</math>
</file>

<file path=Object 15/content.xml><?xml version="1.0" encoding="utf-8"?>
<math xmlns="http://www.w3.org/1998/Math/MathML" display="block">
  <semantics>
    <mrow>
      <mi>F</mi>
      <mi>.</mi>
    </mrow>
    <annotation encoding="StarMath 5.0">F.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sub>
            <mi>m</mi>
            <mi>r</mi>
          </msub>
          <mo stretchy="false">−</mo>
          <msub>
            <mi mathvariant="italic">dm</mi>
            <mi>g</mi>
          </msub>
        </mrow>
      </mrow>
      <mo fence="true" stretchy="false">)</mo>
    </mrow>
    <annotation encoding="StarMath 5.0">(m_r - dm_g)</annotation>
  </semantics>
</math>
</file>

<file path=Object 17/content.xml><?xml version="1.0" encoding="utf-8"?>
<math xmlns="http://www.w3.org/1998/Math/MathML" display="block">
  <semantics>
    <mi mathvariant="italic">dt</mi>
    <annotation encoding="StarMath 5.0">dt</annotation>
  </semantics>
</math>
</file>

<file path=Object 18/content.xml><?xml version="1.0" encoding="utf-8"?>
<math xmlns="http://www.w3.org/1998/Math/MathML" display="block">
  <semantics>
    <mrow>
      <mrow>
        <mi mathvariant="italic">dp</mi>
        <mo stretchy="false">=</mo>
        <mrow>
          <mrow>
            <msub>
              <mi mathvariant="italic">dv</mi>
              <mi>r</mi>
            </msub>
            <mo stretchy="false">⋅</mo>
            <msub>
              <mi>m</mi>
              <mi>r</mi>
            </msub>
          </mrow>
          <mo stretchy="false">−</mo>
          <mrow>
            <msub>
              <mi mathvariant="italic">dm</mi>
              <mi>g</mi>
            </msub>
            <mo stretchy="false">⋅</mo>
            <msub>
              <mi>v</mi>
              <mi mathvariant="italic">gr</mi>
            </msub>
          </mrow>
        </mrow>
      </mrow>
      <mi>.</mi>
    </mrow>
    <annotation encoding="StarMath 5.0">dp  =dv_r  cdot m_r -dm_g cdot v_gr .</annotation>
  </semantics>
</math>
</file>

<file path=Object 19/content.xml><?xml version="1.0" encoding="utf-8"?>
<math xmlns="http://www.w3.org/1998/Math/MathML" display="block">
  <semantics>
    <mrow>
      <mrow>
        <mfrac>
          <mi mathvariant="italic">dp</mi>
          <mi mathvariant="italic">dt</mi>
        </mfrac>
        <mo stretchy="false">=</mo>
        <mrow>
          <mrow>
            <mfrac>
              <msub>
                <mi mathvariant="italic">dv</mi>
                <mi>r</mi>
              </msub>
              <mi mathvariant="italic">dt</mi>
            </mfrac>
            <mo stretchy="false">⋅</mo>
            <msub>
              <mi>m</mi>
              <mi>r</mi>
            </msub>
          </mrow>
          <mo stretchy="false">−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  <mo stretchy="false">=</mo>
        <mi>F</mi>
      </mrow>
      <mi>,</mi>
    </mrow>
    <annotation encoding="StarMath 5.0">dp over dt = {dv_r} over {dt}   cdot m_r -dm_g over dt cdot v_gr = F ,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i>.</mi>
    </mrow>
    <annotation encoding="StarMath 5.0">m_{0}.</annotation>
  </semantics>
</math>
</file>

<file path=Object 20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</mrow>
      <mi>,</mi>
    </mrow>
    <annotation encoding="StarMath 5.0">m_r cdot dv_r over dt = m_r cdot {d^2 r_r } over { dt^2 },</annotation>
  </semantics>
</math>
</file>

<file path=Object 21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row>
              <msup>
                <mi>d</mi>
                <mn>2</mn>
              </msup>
              <msub>
                <mi>r</mi>
                <mi>r</mi>
              </msub>
            </mrow>
          </mrow>
          <msup>
            <mi mathvariant="italic">dt</mi>
            <mn>2</mn>
          </msup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 m_r cdot {d^2 r_r } over { dt^2 } = F + dm_g over dt cdot v_gr.</annotation>
  </semantics>
</math>
</file>

<file path=Object 22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i>,</mi>
    </mrow>
    <annotation encoding="StarMath 5.0">dm_g/dt,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sub>
        <mi mathvariant="italic">dm</mi>
        <mi>g</mi>
      </msub>
      <mo stretchy="false">/</mo>
      <mi mathvariant="italic">dt</mi>
    </mrow>
    <annotation encoding="StarMath 5.0">dm_g/dt</annotation>
  </semantics>
</math>
</file>

<file path=Object 25/content.xml><?xml version="1.0" encoding="utf-8"?>
<math xmlns="http://www.w3.org/1998/Math/MathML" display="block">
  <semantics>
    <mrow>
      <mrow>
        <msub>
          <mi mathvariant="italic">dm</mi>
          <mi>g</mi>
        </msub>
        <mo stretchy="false">/</mo>
        <mi mathvariant="italic">dt</mi>
      </mrow>
      <mo stretchy="false">=</mo>
      <msub>
        <mi>n</mi>
        <mi>g</mi>
      </msub>
    </mrow>
    <annotation encoding="StarMath 5.0">dm_g/dt = n_g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n>0</mn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</mrow>
    <annotation encoding="StarMath 5.0">m_r( t ) = m_0 -n_g cdot t</annotation>
  </semantics>
</math>
</file>

<file path=Object 28/content.xml><?xml version="1.0" encoding="utf-8"?>
<math xmlns="http://www.w3.org/1998/Math/MathML" display="block">
  <semantics>
    <mrow>
      <msub>
        <mi>m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k</mi>
          </msub>
          <mo stretchy="false">+</mo>
          <msub>
            <mi>m</mi>
            <mrow>
              <mn>0</mn>
              <mi>p</mi>
            </mrow>
          </msub>
          <mo stretchy="false">−</mo>
          <mrow>
            <msub>
              <mi>n</mi>
              <mi>g</mi>
            </msub>
            <mo stretchy="false">⋅</mo>
            <mi>t</mi>
          </mrow>
        </mrow>
      </mrow>
      <mi>,</mi>
    </mrow>
    <annotation encoding="StarMath 5.0">m_r( t ) = m_k + m_0p - n_g cdot t,</annotation>
  </semantics>
</math>
</file>

<file path=Object 29/content.xml><?xml version="1.0" encoding="utf-8"?>
<math xmlns="http://www.w3.org/1998/Math/MathML" display="block">
  <semantics>
    <msub>
      <mi>m</mi>
      <mi>k</mi>
    </msub>
    <annotation encoding="StarMath 5.0">m_k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30/content.xml><?xml version="1.0" encoding="utf-8"?>
<math xmlns="http://www.w3.org/1998/Math/MathML" display="block">
  <semantics>
    <mrow>
      <msub>
        <mi>m</mi>
        <mrow>
          <mn>0</mn>
          <mi>p</mi>
        </mrow>
      </msub>
      <mi>.</mi>
    </mrow>
    <annotation encoding="StarMath 5.0">m_0p.</annotation>
  </semantics>
</math>
</file>

<file path=Object 31/content.xml><?xml version="1.0" encoding="utf-8"?>
<math xmlns="http://www.w3.org/1998/Math/MathML" display="block">
  <semantics>
    <msub>
      <mi mathvariant="italic">dm</mi>
      <mi>r</mi>
    </msub>
    <annotation encoding="StarMath 5.0">dm_r</annotation>
  </semantics>
</math>
</file>

<file path=Object 32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 dm_g</annotation>
  </semantics>
</math>
</file>

<file path=Object 33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m</mi>
          <mi>r</mi>
        </msub>
        <mo stretchy="false">⋅</mo>
        <mrow/>
      </mrow>
      <mrow>
        <mfrac>
          <msub>
            <mi mathvariant="italic">dv</mi>
            <mi>r</mi>
          </msub>
          <mi mathvariant="italic">dt</mi>
        </mfrac>
        <mo stretchy="false">=</mo>
        <mrow>
          <mrow>
            <mo stretchy="false">−</mo>
            <msub>
              <mi>v</mi>
              <mi>g</mi>
            </msub>
          </mrow>
          <mo stretchy="false">⋅</mo>
          <mrow/>
        </mrow>
      </mrow>
      <mspace width="0.5em"/>
      <mfrac>
        <msub>
          <mi mathvariant="italic">dm</mi>
          <mi>r</mi>
        </msub>
        <mi mathvariant="italic">dt</mi>
      </mfrac>
    </mrow>
    <annotation encoding="StarMath 5.0">m_r cdot{} { dv_r }over { dt } = -v_g cdot {}`{ dm_r } over dt</annotation>
  </semantics>
</math>
</file>

<file path=Object 35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o stretchy="false">−</mo>
            <msub>
              <mi>v</mi>
              <mi mathvariant="italic">gr</mi>
            </msub>
          </mrow>
          <mo stretchy="false">⋅</mo>
          <mfrac>
            <msub>
              <mi mathvariant="italic">dm</mi>
              <mi>r</mi>
            </msub>
            <mi mathvariant="italic">mr</mi>
          </mfrac>
        </mrow>
      </mrow>
      <mi>.</mi>
    </mrow>
    <annotation encoding="StarMath 5.0">dv_r = -v_gr cdot {{ dm_r } over mr}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∫</mo>
            <mn>0</mn>
            <msub>
              <mi>v</mi>
              <mi>t</mi>
            </msub>
          </munderover>
          <msub>
            <mi mathvariant="italic">dv</mi>
            <mi>r</mi>
          </msub>
        </mrow>
        <mo stretchy="false">=</mo>
        <mrow>
          <mo stretchy="false">−</mo>
          <msub>
            <mi>v</mi>
            <mi mathvariant="italic">gr</mi>
          </msub>
        </mrow>
      </mrow>
      <mrow>
        <munderover>
          <mo stretchy="false">∫</mo>
          <msub>
            <mi>m</mi>
            <mn>0</mn>
          </msub>
          <msub>
            <mi>m</mi>
            <mi>t</mi>
          </msub>
        </munderover>
        <mfrac>
          <msub>
            <mi mathvariant="italic">dm</mi>
            <mi>r</mi>
          </msub>
          <mi mathvariant="italic">mr</mi>
        </mfrac>
      </mrow>
    </mrow>
    <annotation encoding="StarMath 5.0">int from{0} to{v_t} dv_r = -v_gr int from{m_0} to{m_t} {{ dm_r } over mr}</annotation>
  </semantics>
</math>
</file>

<file path=Object 37/content.xml><?xml version="1.0" encoding="utf-8"?>
<math xmlns="http://www.w3.org/1998/Math/MathML" display="block">
  <semantics>
    <mrow>
      <mi>t</mi>
      <mi mathvariant="normal">:</mi>
    </mrow>
    <annotation encoding="StarMath 5.0">t:</annotation>
  </semantics>
</math>
</file>

<file path=Object 38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o stretchy="false">−</mo>
          <msub>
            <mi>v</mi>
            <mi>g</mi>
          </msub>
        </mrow>
      </mrow>
      <mi>ln</mi>
      <mrow>
        <mrow>
          <mo fence="true" stretchy="false">(</mo>
          <mrow>
            <mfrac>
              <msub>
                <mi>m</mi>
                <mi>r</mi>
              </msub>
              <msub>
                <mi>m</mi>
                <mn>0</mn>
              </msub>
            </mfrac>
          </mrow>
          <mo fence="true" stretchy="false">)</mo>
        </mrow>
        <mo stretchy="false">=</mo>
        <mrow>
          <msub>
            <mi>v</mi>
            <mi mathvariant="italic">gr</mi>
          </msub>
          <mo stretchy="false">⋅</mo>
          <mi>ln</mi>
        </mrow>
      </mrow>
      <mrow>
        <mo fence="true" stretchy="false">(</mo>
        <mrow>
          <mfrac>
            <msub>
              <mi>m</mi>
              <mn>0</mn>
            </msub>
            <msub>
              <mi>m</mi>
              <mi>r</mi>
            </msub>
          </mfrac>
        </mrow>
        <mo fence="true" stretchy="false">)</mo>
      </mrow>
      <mi>.</mi>
    </mrow>
    <annotation encoding="StarMath 5.0">v_r = -v_g ln({ m_r } over {m_0}) = v_gr cdot ln( m_0 over m_r ).</annotation>
  </semantics>
</math>
</file>

<file path=Object 39/content.xml><?xml version="1.0" encoding="utf-8"?>
<math xmlns="http://www.w3.org/1998/Math/MathML" display="block">
  <semantics>
    <mrow>
      <mrow>
        <msub>
          <mi>v</mi>
          <mi>r</mi>
        </msub>
        <mo stretchy="false">=</mo>
        <msub>
          <mi>v</mi>
          <mi>g</mi>
        </msub>
      </mrow>
      <mi>ln</mi>
      <mrow>
        <mo fence="true" stretchy="false">(</mo>
        <mrow>
          <mfrac>
            <msub>
              <mi>m</mi>
              <mn>0</mn>
            </msub>
            <mrow>
              <msub>
                <mi>m</mi>
                <mn>0</mn>
              </msub>
              <mo stretchy="false">−</mo>
              <mrow>
                <msub>
                  <mi>n</mi>
                  <mi>g</mi>
                </msub>
                <mo stretchy="false">⋅</mo>
                <mi>t</mi>
              </mrow>
            </mrow>
          </mfrac>
        </mrow>
        <mo fence="true" stretchy="false">)</mo>
      </mrow>
    </mrow>
    <annotation encoding="StarMath 5.0">v_r = v_g ln({ m_0 } over {m_0-n_g cdot t}) </annotation>
  </semantics>
</math>
</file>

<file path=Object 4/content.xml><?xml version="1.0" encoding="utf-8"?>
<math xmlns="http://www.w3.org/1998/Math/MathML" display="block">
  <semantics>
    <msub>
      <mi>m</mi>
      <mi>r</mi>
    </msub>
    <annotation encoding="StarMath 5.0">m_{r}</annotation>
  </semantics>
</math>
</file>

<file path=Object 40/content.xml><?xml version="1.0" encoding="utf-8"?>
<math xmlns="http://www.w3.org/1998/Math/MathML" display="block">
  <semantics>
    <mrow>
      <msub>
        <mi>a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v</mi>
              <mi>g</mi>
            </msub>
            <mi mathvariant="italic">ctod</mi>
            <msub>
              <mi>n</mi>
              <mi>g</mi>
            </msub>
          </mrow>
          <mrow>
            <msub>
              <mi>m</mi>
              <mn>0</mn>
            </msub>
            <mo stretchy="false">−</mo>
            <mrow>
              <msub>
                <mi>n</mi>
                <mi>g</mi>
              </msub>
              <mo stretchy="false">⋅</mo>
              <mi>t</mi>
            </mrow>
          </mrow>
        </mfrac>
      </mrow>
      <mi>.</mi>
    </mrow>
    <annotation encoding="StarMath 5.0">a_r( t ) = { v_g ctod n_g } over { m_0 - n_g cdot t }.</annotation>
  </semantics>
</math>
</file>

<file path=Object 41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G</mi>
          <mo stretchy="false">⋅</mo>
          <mfrac>
            <mrow>
              <msub>
                <mi>m</mi>
                <mn>1</mn>
              </msub>
              <mo stretchy="false">⋅</mo>
              <msub>
                <mi>m</mi>
                <mn>2</mn>
              </msub>
            </mrow>
            <msup>
              <mi>r</mi>
              <mn>2</mn>
            </msup>
          </mfrac>
        </mrow>
      </mrow>
      <mover accent="true">
        <mi>r</mi>
        <mo stretchy="false">^</mo>
      </mover>
    </mrow>
    <annotation encoding="StarMath 5.0">F_g = G cdot { {m_1 cdot m_2 } over r^2} hat r </annotation>
  </semantics>
</math>
</file>

<file path=Object 42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1 ,m_2 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row>
      <mi>F</mi>
      <mo stretchy="false">=</mo>
      <mrow>
        <mrow>
          <mo stretchy="false">−</mo>
          <msub>
            <mi>m</mi>
            <mi>r</mi>
          </msub>
        </mrow>
        <mo stretchy="false">⋅</mo>
        <mi>g</mi>
      </mrow>
    </mrow>
    <annotation encoding="StarMath 5.0">F = -m_r cdot g</annotation>
  </semantics>
</math>
</file>

<file path=Object 45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i>F</mi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= F + dm_g over dt cdot v_gr.</annotation>
  </semantics>
</math>
</file>

<file path=Object 46/content.xml><?xml version="1.0" encoding="utf-8"?>
<math xmlns="http://www.w3.org/1998/Math/MathML" display="block">
  <semantics>
    <mrow>
      <mrow>
        <mfrac>
          <mrow>
            <msub>
              <mi>m</mi>
              <mi>r</mi>
            </msub>
            <mo stretchy="false">⋅</mo>
            <msub>
              <mi mathvariant="italic">dv</mi>
              <mi>r</mi>
            </msub>
          </mrow>
          <mi mathvariant="italic">dt</mi>
        </mfrac>
        <mo stretchy="false">=</mo>
        <mrow>
          <mrow>
            <mrow>
              <mo stretchy="false">−</mo>
              <msub>
                <mi>m</mi>
                <mi>r</mi>
              </msub>
            </mrow>
            <mo stretchy="false">⋅</mo>
            <mi>g</mi>
          </mrow>
          <mo stretchy="false">+</mo>
          <mrow>
            <mfrac>
              <msub>
                <mi mathvariant="italic">dm</mi>
                <mi>g</mi>
              </msub>
              <mi mathvariant="italic">dt</mi>
            </mfrac>
            <mo stretchy="false">⋅</mo>
            <msub>
              <mi>v</mi>
              <mi mathvariant="italic">gr</mi>
            </msub>
          </mrow>
        </mrow>
      </mrow>
      <mi>.</mi>
    </mrow>
    <annotation encoding="StarMath 5.0">m_r cdot dv_r over dt = -m_r cdot g + dm_g over dt cdot v_gr.</annotation>
  </semantics>
</math>
</file>

<file path=Object 47/content.xml><?xml version="1.0" encoding="utf-8"?>
<math xmlns="http://www.w3.org/1998/Math/MathML" display="block">
  <semantics>
    <mrow>
      <mrow>
        <msub>
          <mi mathvariant="italic">dv</mi>
          <mi>r</mi>
        </msub>
        <mo stretchy="false">=</mo>
        <mrow>
          <mrow>
            <mrow>
              <mo stretchy="false">−</mo>
              <mi>g</mi>
            </mrow>
            <mo stretchy="false">⋅</mo>
            <mi mathvariant="italic">dt</mi>
          </mrow>
          <mo stretchy="false">−</mo>
          <mrow>
            <msub>
              <mi>v</mi>
              <mi mathvariant="italic">gr</mi>
            </msub>
            <mo stretchy="false">⋅</mo>
            <mfrac>
              <msub>
                <mi mathvariant="italic">dm</mi>
                <mi>r</mi>
              </msub>
              <msub>
                <mi>m</mi>
                <mi>r</mi>
              </msub>
            </mfrac>
          </mrow>
        </mrow>
      </mrow>
      <mi>.</mi>
    </mrow>
    <annotation encoding="StarMath 5.0"> dv_r = -g cdot dt -  v_gr cdot{ dm_r over m_r }.</annotation>
  </semantics>
</math>
</file>

<file path=Object 48/content.xml><?xml version="1.0" encoding="utf-8"?>
<math xmlns="http://www.w3.org/1998/Math/MathML" display="block">
  <semantics>
    <mrow>
      <msub>
        <mi mathvariant="italic">dm</mi>
        <mi>r</mi>
      </msub>
      <mo stretchy="false">=</mo>
      <mrow>
        <mo stretchy="false">−</mo>
        <msub>
          <mi mathvariant="italic">dm</mi>
          <mi>g</mi>
        </msub>
      </mrow>
    </mrow>
    <annotation encoding="StarMath 5.0">dm_r = -dm_g</annotation>
  </semantics>
</math>
</file>

<file path=Object 49/content.xml><?xml version="1.0" encoding="utf-8"?>
<math xmlns="http://www.w3.org/1998/Math/MathML" display="block">
  <semantics>
    <mrow>
      <msub>
        <mi>v</mi>
        <mi>r</mi>
      </msub>
      <mo stretchy="false">=</mo>
      <mrow>
        <mrow>
          <mi>g</mi>
          <mo stretchy="false">⋅</mo>
          <mi>t</mi>
        </mrow>
        <mo stretchy="false">+</mo>
        <mrow>
          <msub>
            <mi>v</mi>
            <mi mathvariant="italic">gr</mi>
          </msub>
          <mo stretchy="false">⋅</mo>
          <mrow>
            <mi>ln</mi>
            <mrow>
              <mo fence="true" stretchy="false">(</mo>
              <mrow>
                <mfrac>
                  <msub>
                    <mi>m</mi>
                    <mn>0</mn>
                  </msub>
                  <mrow>
                    <msub>
                      <mi>m</mi>
                      <mn>0</mn>
                    </msub>
                    <mo stretchy="false">−</mo>
                    <mrow>
                      <msub>
                        <mi>n</mi>
                        <mi>g</mi>
                      </msub>
                      <mo stretchy="false">⋅</mo>
                      <mi>t</mi>
                    </mrow>
                  </mrow>
                </mfrac>
              </mrow>
              <mo fence="true" stretchy="false">)</mo>
            </mrow>
          </mrow>
        </mrow>
      </mrow>
    </mrow>
    <annotation encoding="StarMath 5.0">v_r = g cdot t + v_gr cdot { ln({m_0} over {m_0 -n_g cdot t}) }</annotation>
  </semantics>
</math>
</file>

<file path=Object 5/content.xml><?xml version="1.0" encoding="utf-8"?>
<math xmlns="http://www.w3.org/1998/Math/MathML" display="block">
  <semantics>
    <mrow>
      <msub>
        <mi>v</mi>
        <mi>r</mi>
      </msub>
      <mi>.</mi>
    </mrow>
    <annotation encoding="StarMath 5.0">v_{r}.</annotation>
  </semantics>
</math>
</file>

<file path=Object 6/content.xml><?xml version="1.0" encoding="utf-8"?>
<math xmlns="http://www.w3.org/1998/Math/MathML" display="block">
  <semantics>
    <mi mathvariant="italic">dt</mi>
    <annotation encoding="StarMath 5.0">dt</annotation>
  </semantics>
</math>
</file>

<file path=Object 7/content.xml><?xml version="1.0" encoding="utf-8"?>
<math xmlns="http://www.w3.org/1998/Math/MathML" display="block">
  <semantics>
    <mrow>
      <mi>d</mi>
      <msub>
        <mi>m</mi>
        <mi>g</mi>
      </msub>
      <mi>.</mi>
    </mrow>
    <annotation encoding="StarMath 5.0">d m_{g}.</annotation>
  </semantics>
</math>
</file>

<file path=Object 8/content.xml><?xml version="1.0" encoding="utf-8"?>
<math xmlns="http://www.w3.org/1998/Math/MathML" display="block">
  <semantics>
    <mrow>
      <msub>
        <mi>v</mi>
        <mi mathvariant="italic">gr</mi>
      </msub>
      <mn>.</mn>
    </mrow>
    <annotation encoding="StarMath 5.0">v_{gr}.
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m</mi>
            <mi>r</mi>
          </msub>
          <mo stretchy="false">⋅</mo>
          <msub>
            <mi>v</mi>
            <mi>r</mi>
          </msub>
        </mrow>
      </mrow>
    </mrow>
    <annotation encoding="StarMath 5.0">p( t ) = m_r cdot v_r</annotation>
  </semantics>
</math>
</file>